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0a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rypted binary:</text:p>
      <text:p text:style-name="P1">1111110111011111000000010110111000010111001100100010110110110110100110010010000011001101110010110000001001000000000001011111111111000001000111110010111111101110101101010001011001011110001010101101100010101100101101010010100111111101011110000101000111110011000000111100001000110110110111001101100001001001011010100001111101010111101111011101001110011011011101101000110011110001100011111000100001010001001111101100000101011001010101100001000111011010011110000111111110100000110001101000011000010011101101101100001101001100111011010100001111000111011011010001001001111101110101111001100101111001000100101100001010110011110100101111001110111101110100101011111000111000000101100000101100011011000000101110011110111011110001000111100100110000001010001111100110000010000111111011110011110000100000001101110101110101000111111001000111010010100010100011100011011111111001101101001110110100101111110010001110010000110101101011011101000010001110110001000110101000111111011000011110011010110111100010110011000001100110101000000011000101101010001000111010001001110110100100100000111101010010001010001011011001010010101001010011001100101000010100011000011011111101010000100010000010110010110010001011110110110000100001101101001001001010101110110101010101110010111101011100000011010101010101110101011100111010000101111101101101111101111010000001001111100110000110001111100001111111111100000101110000001010100111010100110110101101010000001101100011110011001101101111110011001100011011111100001000101011001011111010111011111111110000100000101110100101001010011011001111111101011111000101101011010111111110001101101111111011110011101111010110100110000010110000010011001101101111111000010101101010001010110101111101110101101110100110111001110000101101110011010110110000110110111001101100001011011110111101110000011101000010010010100101110001111100001010101010010001011111011001110110100111000000011001001011101011000001011010010111110100111101011111101100101001011001111000100010110000011100100010011010101110100111001101001100011000101100101111001000001011110011101000011100001000111000000000111010010111010111000111011110111111101110000101010011001011001000001111101111100001100001101010001101000010001010101101001100011000100011010110101000110001111000011010110101111001000010000011110000100000010100110010001001000100100001111000011011011111001111100100001000111000011010110110000000101101100010111100100010010101000000111000010111110001001010100000100101011011000010110000011010010100000100001001011000010101111011011111001001001001110010110001000011000101001101110001001101011000110111000110000001100011101000001001111101110100011110011110101100101111001001101101010111110001000001110011100100111011000010110110000000001101110010111011100000000111011010111111001000011111100001100111000111110110011011000010011000110100011010110010010011100110000001111000010111100011000010101010111110000100001011011010011100000111001010001001001011011010000110101111001111001111010101000100100111100101101101101011010100000110000011011100100011111001110101010001000100111101000101110100100000111001011100000000000001110000011101101000001110101011101011111011101101011111000000110001000000100100010100001101101000111111111011000101001110001101001101001110000000110001110010100000101111101100001001100101000101010001000110011100111000011111010111011100001011110101110100100111000101001110011011101011111000100011101011111010100010111001110011100100010111001110000000111111111010000011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8T02:37:02</dc:date>
    <dc:creator>Yinuo Li</dc:creator>
    <meta:document-statistic meta:table-count="0" meta:image-count="0" meta:object-count="0" meta:page-count="1" meta:paragraph-count="2" meta:word-count="3" meta:character-count="3473" meta:non-whitespace-character-count="3472"/>
    <meta:generator>LibreOffice/4.0.4.2$Linux_X86_64 LibreOffice_project/400m0$Build-2</meta:generator>
  </office:meta>
</office:document-meta>
</file>